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super 58%" fo:font-size="18pt" fo:letter-spacing="normal" fo:font-style="normal" fo:font-weight="normal" style:font-size-asian="18pt" style:font-size-complex="18pt"/>
    </style:style>
    <style:style style:name="T3" style:family="text">
      <style:text-properties style:text-position="super 58%"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ta Blockers and Running Performance – August 2, 2016</text:p>
      <text:p text:style-name="P3"/>
      <text:p text:style-name="P3">Approximately 20 years ago in my early 50's, <text:s/>I was diagnosed with glaucoma. <text:s/>Under the care of my ophthalmologist, the effects of glaucoma have been kept in check with the use of various eye drops. <text:s/>A few years ago my doctor suggested that I try a drop that contained a beta blocker. <text:s/>He warned that fatigue is a reported side effect and possibly could affect my running. <text:s/>I decided to try the drops and found that they noticably affected my performance if I tried to run fast. <text:s/>My doctor immediately prescribed a non-beta blocker alternative. <text:s/>I realize that some runners may have conditions that make it necessary to use beta blockers. <text:s/>But I suggest in any case that you tell your doctor you are a runner. <text:s/>Also sometimes drug interactions can cause beta blockers to have an extra strong effect on your running and you should ask about this too. <text:s/>Phil Krajewski's story is an excellent example of what could happen to a runner who does not know that some eye drops could contain a beta blocker. Phil's story is here. </text:p>
      <text:p text:style-name="P3"/>
      <text:p text:style-name="P2"><text:span text:style-name="T1">Phil Krajewski's Story</text:span><text:span text:style-name="T2">a</text:span></text:p>
      <text:p text:style-name="P5"/>
      <text:p text:style-name="P1"><text:span text:style-name="T1">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P1"/>
      <text:p text:style-name="P1"><text:span text:style-name="T3">a</text:span>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2T22:10:02.48</dc:date>
    <dc:creator>James Lombardi</dc:creator>
    <meta:editing-duration>PT2H4M57S</meta:editing-duration>
    <meta:editing-cycles>12</meta:editing-cycles>
    <meta:document-statistic meta:table-count="0" meta:image-count="0" meta:object-count="0" meta:page-count="1" meta:paragraph-count="5" meta:word-count="454" meta:character-count="2558"/>
  </office:meta>
</office:document-meta>
</file>